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Bauhaus 93" svg:font-family="'Bauhaus 93'" style:font-family-generic="roman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Bauhaus 931" svg:font-family="'Bauhaus 93'" style:font-family-generic="decorative" style:font-pitch="variable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9" style:family="table">
      <style:table-properties style:width="16.992cm" fo:margin-left="-0.002cm" table:align="left"/>
    </style:style>
    <style:style style:name="Tabla9.A" style:family="table-column">
      <style:table-column-properties style:column-width="16.992cm"/>
    </style:style>
    <style:style style:name="Tabla9.A1" style:family="table-cell">
      <style:table-cell-properties fo:padding="0.097cm" fo:border="0.05pt solid #000000"/>
    </style:style>
    <style:style style:name="Tabla1" style:family="table">
      <style:table-properties style:width="16.933cm" fo:margin-left="0.028cm" table:align="left"/>
    </style:style>
    <style:style style:name="Tabla1.A" style:family="table-column">
      <style:table-column-properties style:column-width="16.933cm"/>
    </style:style>
    <style:style style:name="Tabla1.A1" style:family="table-cell">
      <style:table-cell-properties fo:padding="0.097cm" fo:border="0.05pt solid #000000"/>
    </style:style>
    <style:style style:name="Tabla7" style:family="table">
      <style:table-properties style:width="14.526cm" fo:margin-left="1.042cm" table:align="left"/>
    </style:style>
    <style:style style:name="Tabla7.A" style:family="table-column">
      <style:table-column-properties style:column-width="14.526cm"/>
    </style:style>
    <style:style style:name="Tabla7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229bae" officeooo:paragraph-rsid="00229bae"/>
    </style:style>
    <style:style style:name="P3" style:family="paragraph" style:parent-style-name="Standard">
      <style:text-properties officeooo:paragraph-rsid="00229bae"/>
    </style:style>
    <style:style style:name="P4" style:family="paragraph" style:parent-style-name="Text_20_body">
      <style:paragraph-properties fo:text-align="start" style:justify-single-word="false"/>
      <style:text-properties officeooo:rsid="0016e7a3" officeooo:paragraph-rsid="0016e7a3"/>
    </style:style>
    <style:style style:name="P5" style:family="paragraph" style:parent-style-name="Text_20_body">
      <style:text-properties officeooo:rsid="001894ed" officeooo:paragraph-rsid="001894ed"/>
    </style:style>
    <style:style style:name="P6" style:family="paragraph" style:parent-style-name="Text_20_body">
      <style:paragraph-properties fo:text-align="start" style:justify-single-word="false"/>
      <style:text-properties fo:font-size="14pt" officeooo:rsid="0016e7a3" officeooo:paragraph-rsid="0016e7a3" style:font-size-asian="14pt" style:font-size-complex="14pt"/>
    </style:style>
    <style:style style:name="P7" style:family="paragraph" style:parent-style-name="Text_20_body">
      <style:text-properties fo:font-size="14pt" officeooo:rsid="0016e7a3" officeooo:paragraph-rsid="0016e7a3" style:font-size-asian="14pt" style:font-size-complex="14pt"/>
    </style:style>
    <style:style style:name="P8" style:family="paragraph" style:parent-style-name="Text_20_body">
      <style:text-properties fo:font-size="14pt" officeooo:rsid="001894ed" officeooo:paragraph-rsid="001894ed" style:font-size-asian="14pt" style:font-size-complex="14pt"/>
    </style:style>
    <style:style style:name="P9" style:family="paragraph" style:parent-style-name="Text_20_body">
      <style:text-properties fo:font-size="14pt" officeooo:rsid="0019ceb6" officeooo:paragraph-rsid="0019ceb6" style:font-size-asian="14pt" style:font-size-complex="14pt"/>
    </style:style>
    <style:style style:name="P10" style:family="paragraph" style:parent-style-name="Text_20_body">
      <style:text-properties fo:font-size="14pt" officeooo:rsid="001cd540" officeooo:paragraph-rsid="001cd540" style:font-size-asian="14pt" style:font-size-complex="14pt"/>
    </style:style>
    <style:style style:name="P11" style:family="paragraph" style:parent-style-name="Text_20_body">
      <style:text-properties fo:font-size="14pt" officeooo:rsid="001cef40" officeooo:paragraph-rsid="001cef40" style:font-size-asian="14pt" style:font-size-complex="14pt"/>
    </style:style>
    <style:style style:name="P12" style:family="paragraph" style:parent-style-name="Text_20_body">
      <style:text-properties fo:font-size="14pt" officeooo:rsid="001d7653" officeooo:paragraph-rsid="001d7653" style:font-size-asian="14pt" style:font-size-complex="14pt"/>
    </style:style>
    <style:style style:name="P13" style:family="paragraph" style:parent-style-name="Text_20_body">
      <style:text-properties fo:font-size="14pt" officeooo:rsid="0021a2d7" officeooo:paragraph-rsid="0021a2d7" style:font-size-asian="14pt" style:font-size-complex="14pt"/>
    </style:style>
    <style:style style:name="P14" style:family="paragraph" style:parent-style-name="Text_20_body">
      <style:text-properties fo:font-size="18pt" style:font-size-asian="18pt" style:font-size-complex="18pt"/>
    </style:style>
    <style:style style:name="P15" style:family="paragraph" style:parent-style-name="Text_20_body">
      <style:text-properties fo:font-size="18pt" fo:font-style="italic" officeooo:rsid="001cd540" officeooo:paragraph-rsid="001cd540" style:font-size-asian="18pt" style:font-style-asian="italic" style:font-size-complex="18pt" style:font-style-complex="italic"/>
    </style:style>
    <style:style style:name="P16" style:family="paragraph" style:parent-style-name="Title">
      <style:paragraph-properties fo:text-align="start" style:justify-single-word="false"/>
      <style:text-properties fo:font-size="20pt" style:font-size-asian="20pt" style:font-size-complex="20pt"/>
    </style:style>
    <style:style style:name="P17" style:family="paragraph" style:parent-style-name="Header">
      <style:paragraph-properties fo:text-align="end" style:justify-single-word="false"/>
      <style:text-properties fo:color="#009999" fo:font-size="10pt" fo:font-weight="bold" officeooo:rsid="001433d0" officeooo:paragraph-rsid="001512f6" style:font-size-asian="10pt" style:font-weight-asian="bold" style:font-size-complex="10pt" style:font-weight-complex="bold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>
      <style:text-properties fo:font-size="14pt" officeooo:rsid="001ae698" officeooo:paragraph-rsid="0028ea09" style:font-size-asian="14pt" style:font-size-complex="14pt"/>
    </style:style>
    <style:style style:name="P20" style:family="paragraph" style:parent-style-name="Standard">
      <style:text-properties officeooo:paragraph-rsid="00245e85"/>
    </style:style>
    <style:style style:name="P21" style:family="paragraph" style:parent-style-name="Standard">
      <style:text-properties officeooo:paragraph-rsid="002d2bf8"/>
    </style:style>
    <style:style style:name="P22" style:family="paragraph" style:parent-style-name="Table_20_Contents">
      <style:paragraph-properties fo:text-align="start" style:justify-single-word="false"/>
      <style:text-properties fo:font-size="10pt" officeooo:rsid="002b0ae2" officeooo:paragraph-rsid="002b0ae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font-size="10pt" officeooo:rsid="002b6475" officeooo:paragraph-rsid="002b6475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fo:font-size="10pt" officeooo:rsid="002d2bf8" officeooo:paragraph-rsid="002d2bf8" style:font-size-asian="10pt" style:font-size-complex="10pt"/>
    </style:style>
    <style:style style:name="P25" style:family="paragraph" style:parent-style-name="Title">
      <style:paragraph-properties fo:text-align="start" style:justify-single-word="false" fo:break-before="page"/>
      <style:text-properties fo:font-size="20pt" officeooo:rsid="002b0ae2" officeooo:paragraph-rsid="002b0ae2" style:font-size-asian="20pt" style:font-size-complex="20pt"/>
    </style:style>
    <style:style style:name="P26" style:family="paragraph" style:parent-style-name="Title">
      <style:paragraph-properties fo:text-align="start" style:justify-single-word="false"/>
      <style:text-properties fo:font-size="20pt" officeooo:paragraph-rsid="002925c3" style:font-size-asian="20pt" style:font-size-complex="20pt"/>
    </style:style>
    <style:style style:name="P27" style:family="paragraph" style:parent-style-name="Title">
      <style:paragraph-properties fo:text-align="start" style:justify-single-word="false"/>
      <style:text-properties fo:font-size="14pt" officeooo:paragraph-rsid="002925c3" style:font-size-asian="12.25pt" style:font-size-complex="14pt"/>
    </style:style>
    <style:style style:name="P28" style:family="paragraph" style:parent-style-name="Heading_20_1">
      <style:text-properties fo:font-size="18pt" style:font-size-asian="18pt" style:font-size-complex="18pt"/>
    </style:style>
    <style:style style:name="P29" style:family="paragraph" style:parent-style-name="Text_20_body">
      <style:paragraph-properties fo:text-align="start" style:justify-single-word="false"/>
      <style:text-properties fo:color="#009999" fo:font-size="14pt" officeooo:rsid="00258ce8" officeooo:paragraph-rsid="00258ce8" style:font-size-asian="14pt" style:font-size-complex="14pt"/>
    </style:style>
    <style:style style:name="P30" style:family="paragraph" style:parent-style-name="Text_20_body">
      <style:text-properties fo:font-size="14pt" officeooo:rsid="002b0ae2" officeooo:paragraph-rsid="002b0ae2" style:font-size-asian="14pt" style:font-size-complex="14pt"/>
    </style:style>
    <style:style style:name="P31" style:family="paragraph" style:parent-style-name="Text_20_body">
      <style:paragraph-properties fo:text-align="start" style:justify-single-word="false"/>
      <style:text-properties fo:font-size="14pt" officeooo:rsid="0021a2d7" officeooo:paragraph-rsid="002b6475" style:font-size-asian="14pt" style:font-size-complex="14pt"/>
    </style:style>
    <style:style style:name="P32" style:family="paragraph" style:parent-style-name="Text_20_body">
      <style:text-properties fo:font-size="14pt" officeooo:rsid="0021a2d7" officeooo:paragraph-rsid="0021a2d7" style:font-size-asian="14pt" style:font-size-complex="14pt"/>
    </style:style>
    <style:style style:name="P33" style:family="paragraph" style:parent-style-name="Text_20_body">
      <style:text-properties fo:font-size="14pt" style:font-size-asian="12.25pt" style:font-size-complex="14pt"/>
    </style:style>
    <style:style style:name="P34" style:family="paragraph" style:parent-style-name="Text_20_body">
      <style:paragraph-properties fo:text-align="start" style:justify-single-word="false"/>
      <style:text-properties fo:font-size="20pt" officeooo:paragraph-rsid="002925c3" style:font-size-asian="20pt" style:font-size-complex="20pt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Bauhaus 93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16pt" fo:font-style="normal" fo:text-shadow="none" style:text-underline-style="none" fo:font-weight="normal" style:letter-kerning="true" style:font-name-asian="MS Gothic" style:font-size-asian="16pt" style:font-style-asian="normal" style:font-weight-asian="normal" style:font-name-complex="Tahom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officeooo:rsid="002b0ae2" style:font-size-asian="12pt" style:font-size-complex="12pt"/>
    </style:style>
    <style:style style:name="T2" style:family="text">
      <style:text-properties officeooo:rsid="001ae698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925c3" style:font-style-asian="italic" style:font-style-complex="italic"/>
    </style:style>
    <style:style style:name="T5" style:family="text">
      <style:text-properties fo:font-style="italic" officeooo:rsid="002b0ae2" style:font-style-asian="italic" style:font-style-complex="italic"/>
    </style:style>
    <style:style style:name="T6" style:family="text">
      <style:text-properties fo:font-style="italic" officeooo:rsid="002b6475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8ea09" style:font-style-asian="normal" style:font-style-complex="normal"/>
    </style:style>
    <style:style style:name="T9" style:family="text">
      <style:text-properties fo:font-style="normal" officeooo:rsid="002b0ae2" style:font-style-asian="normal" style:font-style-complex="normal"/>
    </style:style>
    <style:style style:name="T10" style:family="text">
      <style:text-properties fo:font-style="normal" officeooo:rsid="002b6475" style:font-style-asian="normal" style:font-style-complex="normal"/>
    </style:style>
    <style:style style:name="T11" style:family="text">
      <style:text-properties officeooo:rsid="00258ce8"/>
    </style:style>
    <style:style style:name="T12" style:family="text">
      <style:text-properties officeooo:rsid="0025a58f"/>
    </style:style>
    <style:style style:name="T13" style:family="text">
      <style:text-properties officeooo:rsid="002745a3"/>
    </style:style>
    <style:style style:name="T14" style:family="text">
      <style:text-properties officeooo:rsid="0028ea09"/>
    </style:style>
    <style:style style:name="T15" style:family="text">
      <style:text-properties fo:font-size="14pt" officeooo:rsid="00229bae" style:font-size-asian="14pt" style:font-size-complex="14pt"/>
    </style:style>
    <style:style style:name="T16" style:family="text">
      <style:text-properties fo:font-size="14pt" officeooo:rsid="0028ea09" style:font-size-asian="14pt" style:font-size-complex="14pt"/>
    </style:style>
    <style:style style:name="T17" style:family="text">
      <style:text-properties fo:font-size="14pt" officeooo:rsid="00245e85" style:font-size-asian="14pt" style:font-size-complex="14pt"/>
    </style:style>
    <style:style style:name="T18" style:family="text">
      <style:text-properties fo:font-size="14pt" officeooo:rsid="002d2bf8" style:font-size-asian="14pt" style:font-size-complex="14pt"/>
    </style:style>
    <style:style style:name="T19" style:family="text">
      <style:text-properties fo:font-size="14pt" fo:font-style="italic" officeooo:rsid="00229bae" style:font-size-asian="14pt" style:font-style-asian="italic" style:font-size-complex="14pt" style:font-style-complex="italic"/>
    </style:style>
    <style:style style:name="T20" style:family="text">
      <style:text-properties fo:font-size="14pt" fo:font-style="italic" officeooo:rsid="0028ea09" style:font-size-asian="14pt" style:font-style-asian="italic" style:font-size-complex="14pt" style:font-style-complex="italic"/>
    </style:style>
    <style:style style:name="T21" style:family="text">
      <style:text-properties fo:font-size="14pt" fo:font-style="italic" officeooo:rsid="002d2bf8" style:font-size-asian="14pt" style:font-style-asian="italic" style:font-size-complex="14pt" style:font-style-complex="italic"/>
    </style:style>
    <style:style style:name="T22" style:family="text">
      <style:text-properties fo:font-size="14pt" fo:font-style="normal" officeooo:rsid="002d2bf8" style:font-size-asian="14pt" style:font-style-asian="normal" style:font-size-complex="14pt" style:font-style-complex="normal"/>
    </style:style>
    <style:style style:name="T23" style:family="text">
      <style:text-properties officeooo:rsid="002925c3"/>
    </style:style>
    <style:style style:name="T24" style:family="text">
      <style:text-properties officeooo:rsid="002b0ae2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officeooo:rsid="002b6475"/>
    </style:style>
    <style:style style:name="T27" style:family="text">
      <style:text-properties fo:color="#000000" style:text-outline="false" style:text-line-through-style="none" style:text-position="0% 100%" style:font-name="Bauhaus 93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position="0% 100%" style:font-name="Arial Black" fo:font-size="16pt" fo:font-style="normal" fo:text-shadow="none" style:text-underline-style="none" fo:font-weight="bold" style:letter-kerning="true" style:font-name-asian="MS Gothic" style:font-size-asian="16pt" style:font-style-asian="normal" style:font-weight-asian="bold" style:font-name-complex="Tahoma1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position="0% 100%" style:font-name="Arial Black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9999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color="#ffffff" draw:fill="solid" draw:fill-color="#00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draw:text-style-name="P36" svg:width="10.72cm" svg:height="5.739cm" svg:x="5.512cm" svg:y="10.816cm">
        <text:p text:style-name="P35"><text:span text:style-name="T27">Reproductor de video</text:span></text:p>
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text:p text:style-name="P18"><draw:rect text:anchor-type="paragraph" draw:z-index="1" draw:style-name="gr2" draw:text-style-name="P37" svg:width="1.694cm" svg:height="29.687cm" svg:x="-0.681cm" svg:y="-1.998cm"><text:p/></draw:rect><draw:custom-shape text:anchor-type="paragraph" draw:z-index="2" draw:style-name="gr3" draw:text-style-name="P38" svg:width="4.151cm" svg:height="0.749cm" svg:x="9.35cm" svg:y="25.008cm"><text:p text:style-name="P35"><text:span text:style-name="T28">Aarón Pérez Villegas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3" draw:style-name="gr3" draw:text-style-name="P38" svg:width="3.043cm" svg:height="0.324cm" svg:x="13.871cm" svg:y="25.254cm"><text:p text:style-name="P35"><text:span text:style-name="T29">26/01/2015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25">VideoR</text:p>
      <text:h text:style-name="P28" text:outline-level="1">Código fuente</text:h>
      <text:p text:style-name="Text_20_body"/>
      <text:p text:style-name="P6">El código fuente se encuentra en la dirección github del proyecto:</text:p>
      <text:p text:style-name="P29">https://github.com/aaronperez/<text:span text:style-name="T24">VideoR</text:span></text:p>
      <text:p text:style-name="P4"/>
      <text:h text:style-name="P28" text:outline-level="1">Funcionamiento de la aplicación</text:h>
      <text:p text:style-name="Text_20_body"/>
      <text:p text:style-name="P30"><text:span text:style-name="T11">V</text:span>ideoR es una aplicación pasiva. Simplemente se al intentar abrir un archivo de video, se ofrece para reproducirlo.</text:p>
      <text:p text:style-name="P7"/>
      <text:h text:style-name="Heading_20_1" text:outline-level="1"><text:span text:style-name="T25">Menús</text:span></text:h>
      <text:p text:style-name="P5"/>
      <text:p text:style-name="P8">La aplicación <text:span text:style-name="T24">no </text:span>dispone de menú<text:span text:style-name="T12">.</text:span></text:p>
      <text:p text:style-name="P5"/>
      <text:p text:style-name="P16">Implementación</text:p>
      <text:p text:style-name="P10"/>
      <text:h text:style-name="P28" text:outline-level="1">Manifiesto</text:h>
      <text:p text:style-name="P14"/>
      <text:p text:style-name="P10"><text:span text:style-name="T13">E</text:span>n <text:s/><text:span text:style-name="T3">AndroidManifest</text:span> <text:span text:style-name="T13">usamos el permiso de lectura en el almacenamiento externo y el de internet. </text:span><text:span text:style-name="T3"><text:s/></text:span><text:span text:style-name="T8">Además modificamos el intent-filter quitanto el launcher añadiendo el action para que al intentar el dispositivo abrir un archivo de </text:span><text:span text:style-name="T9">video</text:span><text:span text:style-name="T8"> ofrezca nuestra aplicación.</text:span></text:p>
      <text:p text:style-name="P15"/>
      <table:table table:name="Tabla9" table:style-name="Tabla9">
        <table:table-column table:style-name="Tabla9.A"/>
        <table:table-row>
          <table:table-cell table:style-name="Tabla9.A1" office:value-type="string">
            <text:p text:style-name="P22"><text:s text:c="7"/>&lt;intent-filter&gt;</text:p>
            <text:p text:style-name="P22"><text:s text:c="16"/>&lt;action android:name="android.intent.action.VIEW" /&gt;</text:p>
            <text:p text:style-name="P22"><text:s text:c="16"/>&lt;data android:mimeType="video/*"/&gt;</text:p>
            <text:p text:style-name="P22"><text:s text:c="16"/>&lt;category android:name="android.intent.category.DEFAULT" /&gt;</text:p>
            <text:p text:style-name="P22"><text:s text:c="7"/>&lt;/intent-filter&gt;</text:p>
          </table:table-cell>
        </table:table-row>
      </table:table>
      <text:p text:style-name="P19"/>
      <text:h text:style-name="P28" text:outline-level="1"><text:soft-page-break/>Recursos</text:h>
      <text:p text:style-name="P9"/>
      <text:h text:style-name="Heading_20_1" text:outline-level="1">Drawable</text:h>
      <text:p text:style-name="P11">Aquí hemos añadido <text:span text:style-name="T24">1</text:span> imagen <text:span text:style-name="T14">que servirá de icono a la app.</text:span></text:p>
      <text:p text:style-name="P11"/>
      <text:h text:style-name="Heading_20_1" text:outline-level="1">Layout</text:h>
      <text:p text:style-name="P11">El layout de la actividad principal contiene un <text:span text:style-name="T5">VideoView </text:span><text:span text:style-name="T9">a pantalla completa (</text:span><text:span text:style-name="T3">activity</text:span>_<text:span text:style-name="T3">main</text:span>.<text:span text:style-name="T3">xml</text:span>).</text:p>
      <text:p text:style-name="P27"/>
      <text:p text:style-name="P26"><text:span text:style-name="T2">C</text:span>ódigo fuente</text:p>
      <text:p text:style-name="P34"/>
      <text:p text:style-name="P31"><text:span text:style-name="T26">Usamos MediaController para manejar el video además de las variables </text:span><text:span text:style-name="T6">control</text:span><text:span text:style-name="T26"> (int) para guardar el avance del video y </text:span><text:span text:style-name="T6">data</text:span><text:span text:style-name="T26"> (uri) para saber que archivo estamos reproduciendo.</text:span></text:p>
      <text:p text:style-name="P12"/>
      <text:h text:style-name="P28" text:outline-level="1">Clase Main</text:h>
      <text:p text:style-name="P33"/>
      <text:p text:style-name="P13">El método <text:span text:style-name="T3">onCreate ()</text:span> visualiza en <text:span text:style-name="T23">el </text:span>Layout principal <text:span text:style-name="T14">e inicia </text:span><text:span text:style-name="T6">Videoview</text:span><text:span text:style-name="T14"> y llama al metodo </text:span><text:span text:style-name="T6">play</text:span><text:span text:style-name="T4">() </text:span><text:span text:style-name="T26">pasandole </text:span><text:span text:style-name="T6">data</text:span><text:span text:style-name="T26"> y </text:span><text:span text:style-name="T6">control</text:span><text:span text:style-name="T26">.</text:span></text:p>
      <text:p text:style-name="P13"/>
      <text:p text:style-name="P13">El método <text:span text:style-name="T6">play</text:span><text:span text:style-name="T3"> (</text:span><text:span text:style-name="T6">Uri data, int control</text:span><text:span text:style-name="T3">) </text:span><text:span text:style-name="T10">obtiene el path de la </text:span><text:span text:style-name="T6">Uri</text:span><text:span text:style-name="T10"> y se la da al </text:span><text:span text:style-name="T6">VideoView</text:span><text:span text:style-name="T10">, inicializa el </text:span><text:span text:style-name="T6">MediaController</text:span><text:span text:style-name="T10"> y se lo pasa al </text:span><text:span text:style-name="T6">VideoView</text:span><text:span text:style-name="T7">. </text:span><text:span text:style-name="T10">Por último llevamos el video al tiempo que marque la variable </text:span><text:span text:style-name="T6">control</text:span><text:span text:style-name="T10"> (por defecto 0) e iniciamos el video.</text:span></text:p>
      <text:p text:style-name="P13"><text:span text:style-name="T10"/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>public void play (Uri data, int control){</text:p>
            <text:p text:style-name="P23"><text:s text:c="8"/>vv.setVideoPath(data.getPath());</text:p>
            <text:p text:style-name="P23"><text:s text:c="8"/>mc = new MediaController(this);</text:p>
            <text:p text:style-name="P23"><text:s text:c="8"/>mc.setAnchorView(vv);</text:p>
            <text:p text:style-name="P23"><text:s text:c="8"/>vv.setMediaController(mc);</text:p>
            <text:p text:style-name="P23"><text:s text:c="8"/>vv.seekTo(control);</text:p>
            <text:p text:style-name="P23"><text:s text:c="8"/>vv.start();</text:p>
            <text:p text:style-name="P23"><text:s text:c="4"/>}</text:p>
          </table:table-cell>
        </table:table-row>
      </table:table>
      <text:p text:style-name="P21"><text:soft-page-break/><text:span text:style-name="T18">El</text:span><text:span text:style-name="T15"> método </text:span><text:span text:style-name="T21">onSaveInstanceState</text:span><text:span text:style-name="T19"> () </text:span><text:span text:style-name="T22">guarda el valor de </text:span><text:span text:style-name="T21">data</text:span><text:span text:style-name="T22"> y obtiene el avace del video (</text:span><text:span text:style-name="T21">control=vv.getCurrentPosition()</text:span><text:span text:style-name="T22">) y lo guarda en </text:span><text:span text:style-name="T21">control</text:span><text:span text:style-name="T22">. Posteriormente</text:span><text:span text:style-name="T21"> onRestoreInstanceState </text:span><text:span text:style-name="T18">r</text:span><text:span text:style-name="T15">e</text:span><text:span text:style-name="T18">cuperamos los valores de </text:span><text:span text:style-name="T21">data</text:span><text:span text:style-name="T18"> y de </text:span><text:span text:style-name="T21">control</text:span><text:span text:style-name="T18"> y volvemos a llamar a </text:span><text:span text:style-name="T21">play()</text:span><text:span text:style-name="T16">.</text:span></text:p>
      <text:p text:style-name="P2"/>
      <text:p text:style-name="P2"/>
      <table:table table:name="Tabla7" table:style-name="Tabla7">
        <table:table-column table:style-name="Tabla7.A"/>
        <table:table-row>
          <table:table-cell table:style-name="Tabla7.A1" office:value-type="string">
            <text:p text:style-name="P24">@Override</text:p>
            <text:p text:style-name="P24"><text:s text:c="4"/>protected void onRestoreInstanceState(Bundle savedInstanceState) {</text:p>
            <text:p text:style-name="P24"><text:s text:c="8"/>super.onRestoreInstanceState(savedInstanceState);</text:p>
            <text:p text:style-name="P24"><text:s text:c="8"/>control=savedInstanceState.getInt("control");</text:p>
            <text:p text:style-name="P24"><text:s text:c="8"/>data.parse(savedInstanceState.getString("data"));</text:p>
            <text:p text:style-name="P24"><text:s text:c="8"/>play(data,control);</text:p>
            <text:p text:style-name="P24"><text:s text:c="4"/>}</text:p>
          </table:table-cell>
        </table:table-row>
      </table:table>
      <text:p text:style-name="P3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Bauhaus 93" svg:font-family="'Bauhaus 93'" style:font-family-generic="roman"/>
    <style:font-face style:name="Andale Sans UI1" svg:font-family="'Andale Sans UI'" style:font-pitch="variable"/>
    <style:font-face style:name="MS Gothic" svg:font-family="'MS Gothic'" style:font-pitch="variable"/>
    <style:font-face style:name="Tahoma1" svg:font-family="Tahoma" style:font-pitch="variable"/>
    <style:font-face style:name="Bauhaus 931" svg:font-family="'Bauhaus 93'" style:font-family-generic="decorative" style:font-pitch="variable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imes New Roman2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009999" fo:font-size="10pt" fo:font-weight="bold" officeooo:rsid="001433d0" officeooo:paragraph-rsid="001512f6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2pt" officeooo:rsid="002b0ae2" style:font-size-asian="12pt" style:font-size-complex="12pt"/>
    </style:style>
    <style:style style:name="MT2" style:family="text">
      <style:text-properties officeooo:rsid="002b0ae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ffffff" fo:border-bottom="0.06pt solid #009999" fo:border-left="none" fo:border-right="none" fo:padding="0.049cm" style:shadow="non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eproductor de video</text:span> <text:span text:style-name="MT2">01</text:span>/201<text:span text:style-name="MT2">5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M14S</meta:editing-duration>
    <meta:editing-cycles>7</meta:editing-cycles>
    <meta:generator>LibreOffice/4.1.3.2$Windows_x86 LibreOffice_project/70feb7d99726f064edab4605a8ab840c50ec57a</meta:generator>
    <dc:date>2015-01-26T18:32:37.687000000</dc:date>
    <meta:document-statistic meta:table-count="3" meta:image-count="0" meta:object-count="0" meta:page-count="4" meta:paragraph-count="44" meta:word-count="292" meta:character-count="2380" meta:non-whitespace-character-count="1976"/>
    <meta:user-defined meta:name="Info 1"/>
    <meta:user-defined meta:name="Info 2"/>
    <meta:user-defined meta:name="Info 3"/>
    <meta:user-defined meta:name="Info 4"/>
  </office:meta>
</office:document-meta>
</file>